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8F000002E8962A6DC5E9B7785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562cm" svg:x="0.017cm" svg:y="0.535cm">
          <draw:image xlink:href="Pictures/100002010000048F000002E8962A6DC5E9B7785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2-10T08:26:38.331328621</dc:date>
    <meta:editing-duration>PT2M9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